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rlito" svg:font-family="Carlito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o1" style:family="table-column">
      <style:table-column-properties fo:break-before="auto" style:column-width="4.826cm"/>
    </style:style>
    <style:style style:name="co2" style:family="table-column">
      <style:table-column-properties fo:break-before="auto" style:column-width="4.46616666666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" style:family="table-cell">
      <style:map style:condition="of:cell-content()&lt;0.05" style:apply-style-name="cf2"/>
    </style:style>
    <style:style style:name="ce4" style:family="table-cell" style:parent-style-name="Default" style:data-style-name="N15">
      <style:map style:condition="of:cell-content()&lt;0.05" style:apply-style-name="cf2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ggregated_statistics_op_CodeBE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2" table:number-columns-repeated="6" table:default-cell-style-name="ce1" table:visibility="collapse"/>
        <table:table-column table:style-name="co2" table:number-columns-repeated="5" table:default-cell-style-name="ce1"/>
        <table:table-column table:style-name="co2" table:number-columns-repeated="6" table:default-cell-style-name="ce1" table:visibility="collapse"/>
        <table:table-column table:style-name="co3" table:number-columns-repeated="12" table:default-cell-style-name="ce1"/>
        <table:table-column table:style-name="co4" table:number-columns-repeated="16350" table:default-cell-style-name="ce1"/>
        <table:table-row table:style-name="ro1">
          <table:table-cell office:value-type="string" table:style-name="ce1">
            <text:p>test</text:p>
          </table:table-cell>
          <table:table-cell office:value-type="string" table:style-name="ce1">
            <text:p>ECE_bins_15_interactive</text:p>
          </table:table-cell>
          <table:table-cell office:value-type="string" table:style-name="ce1">
            <text:p>MCE_bins_15_interactive</text:p>
          </table:table-cell>
          <table:table-cell office:value-type="string" table:style-name="ce1">
            <text:p>ECE_bins_15</text:p>
          </table:table-cell>
          <table:table-cell office:value-type="string" table:style-name="ce1">
            <text:p>MCE_bins_15</text:p>
          </table:table-cell>
          <table:table-cell office:value-type="string" table:style-name="ce1">
            <text:p>uncalibrated_bins_50_interactive_True_ece vs p_calibrated_inv_ps_bins_50_interactive_True_ece</text:p>
          </table:table-cell>
          <table:table-cell office:value-type="string" table:style-name="ce1">
            <text:p>uncalibrated_bins_50_interactive_True_netcal_ece vs p_calibrated_inv_ps_bins_50_interactive_True_netcal_ece</text:p>
          </table:table-cell>
          <table:table-cell office:value-type="string" table:style-name="ce1">
            <text:p>uncalibrated_bins_50_interactive_True_mce vs p_calibrated_inv_ps_bins_50_interactive_True_mce</text:p>
          </table:table-cell>
          <table:table-cell office:value-type="string" table:style-name="ce1">
            <text:p>uncalibrated_bins_50_interactive_False_ece vs p_calibrated_inv_ps_bins_50_interactive_False_ece</text:p>
          </table:table-cell>
          <table:table-cell office:value-type="string" table:style-name="ce1">
            <text:p>uncalibrated_bins_50_interactive_False_netcal_ece vs p_calibrated_inv_ps_bins_50_interactive_False_netcal_ece</text:p>
          </table:table-cell>
          <table:table-cell office:value-type="string" table:style-name="ce1">
            <text:p>uncalibrated_bins_50_interactive_False_mce vs p_calibrated_inv_ps_bins_50_interactive_False_mce</text:p>
          </table:table-cell>
          <table:table-cell office:value-type="string" table:style-name="ce1">
            <text:p>Brier</text:p>
          </table:table-cell>
          <table:table-cell office:value-type="string" table:style-name="ce1">
            <text:p>ECE_bins_15_interactive_temp</text:p>
          </table:table-cell>
          <table:table-cell office:value-type="string" table:style-name="ce1">
            <text:p>MCE_bins_15_interactive_temp</text:p>
          </table:table-cell>
          <table:table-cell office:value-type="string" table:style-name="ce1">
            <text:p>ECE_bins_15_temp</text:p>
          </table:table-cell>
          <table:table-cell office:value-type="string" table:style-name="ce1">
            <text:p>MCE_bins_15_temp</text:p>
          </table:table-cell>
          <table:table-cell office:value-type="string" table:style-name="ce1">
            <text:p>uncalibrated_bins_50_interactive_True_ece vs p_calibrated_nts_bins_50_interactive_True_ece</text:p>
          </table:table-cell>
          <table:table-cell office:value-type="string" table:style-name="ce1">
            <text:p>uncalibrated_bins_50_interactive_True_netcal_ece vs p_calibrated_nts_bins_50_interactive_True_netcal_ece</text:p>
          </table:table-cell>
          <table:table-cell office:value-type="string" table:style-name="ce1">
            <text:p>uncalibrated_bins_50_interactive_True_mce vs p_calibrated_nts_bins_50_interactive_True_mce</text:p>
          </table:table-cell>
          <table:table-cell office:value-type="string" table:style-name="ce1">
            <text:p>uncalibrated_bins_50_interactive_False_ece vs p_calibrated_nts_bins_50_interactive_False_ece</text:p>
          </table:table-cell>
          <table:table-cell office:value-type="string" table:style-name="ce1">
            <text:p>uncalibrated_bins_50_interactive_False_netcal_ece vs p_calibrated_nts_bins_50_interactive_False_netcal_ece</text:p>
          </table:table-cell>
          <table:table-cell office:value-type="string" table:style-name="ce1">
            <text:p>uncalibrated_bins_50_interactive_False_mce vs p_calibrated_nts_bins_50_interactive_False_mce</text:p>
          </table:table-cell>
          <table:table-cell office:value-type="string" table:style-name="ce1">
            <text:p>Brier Temp</text:p>
          </table:table-cell>
          <table:table-cell table:number-columns-repeated="16361"/>
        </table:table-row>
        <table:table-row table:style-name="ro1">
          <table:table-cell office:value-type="string" table:style-name="ce3">
            <text:p>paired_t_test</text:p>
          </table:table-cell>
          <table:table-cell office:value-type="float" office:value="1.34138684287899E-68" table:style-name="ce3">
            <text:p>1,34139E-68</text:p>
          </table:table-cell>
          <table:table-cell office:value-type="float" office:value="-1" table:style-name="ce3">
            <text:p>-1</text:p>
          </table:table-cell>
          <table:table-cell office:value-type="float" office:value="1.19668756709839E-77" table:style-name="ce3">
            <text:p>1,19669E-77</text:p>
          </table:table-cell>
          <table:table-cell office:value-type="float" office:value="-1" table:style-name="ce3">
            <text:p>-1</text:p>
          </table:table-cell>
          <table:table-cell office:value-type="float" office:value="9.0047597095121095E-66" table:style-name="ce3">
            <text:p>9,00476E-66</text:p>
          </table:table-cell>
          <table:table-cell office:value-type="float" office:value="8.8523917484219001E-66" table:style-name="ce3">
            <text:p>8,85239E-66</text:p>
          </table:table-cell>
          <table:table-cell office:value-type="float" office:value="-1" table:style-name="ce3">
            <text:p>-1</text:p>
          </table:table-cell>
          <table:table-cell office:value-type="float" office:value="5.5360637634422102E-74" table:style-name="ce3">
            <text:p>5,53606E-74</text:p>
          </table:table-cell>
          <table:table-cell office:value-type="float" office:value="5.5360637634418897E-74" table:style-name="ce3">
            <text:p>5,53606E-74</text:p>
          </table:table-cell>
          <table:table-cell office:value-type="float" office:value="-1" table:style-name="ce3">
            <text:p>-1</text:p>
          </table:table-cell>
          <table:table-cell office:value-type="float" office:value="1.3359236460695099E-34" table:style-name="ce4">
            <text:p>1,34E-34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.3693787395906299E-64" table:style-name="ce4">
            <text:p>1,37E-64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</table:table-row>
        <table:table-row table:style-name="ro1">
          <table:table-cell office:value-type="string" table:style-name="ce3">
            <text:p>wilcox_test</text:p>
          </table:table-cell>
          <table:table-cell office:value-type="float" office:value="-1" table:style-name="ce3">
            <text:p>-1</text:p>
          </table:table-cell>
          <table:table-cell office:value-type="float" office:value="3.89655984509591E-18" table:style-name="ce3">
            <text:p>3,89656E-18</text:p>
          </table:table-cell>
          <table:table-cell office:value-type="float" office:value="-1" table:style-name="ce3">
            <text:p>-1</text:p>
          </table:table-cell>
          <table:table-cell office:value-type="float" office:value="1.5201984300000001E-12" table:style-name="ce3">
            <text:p>1,5202E-12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3.89655984509591E-18" table:style-name="ce3">
            <text:p>3,89656E-18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4.1393739087144197E-18" table:style-name="ce3">
            <text:p>4,13937E-18</text:p>
          </table:table-cell>
          <table:table-cell office:value-type="float" office:value="-1" table:style-name="ce3">
            <text:p>-1</text:p>
          </table:table-cell>
          <table:table-cell office:value-type="float" office:value="4.2663227307182298E-18" table:style-name="ce3">
            <text:p>4,26632E-18</text:p>
          </table:table-cell>
          <table:table-cell office:value-type="float" office:value="3.89655984509591E-18" table:style-name="ce3">
            <text:p>3,89656E-18</text:p>
          </table:table-cell>
          <table:table-cell office:value-type="float" office:value="4.2663227307182298E-18" table:style-name="ce3">
            <text:p>4,26632E-18</text:p>
          </table:table-cell>
          <table:table-cell office:value-type="float" office:value="8.7378204890022505E-4" table:style-name="ce3">
            <text:p>0,000873782</text:p>
          </table:table-cell>
          <table:table-cell office:value-type="float" office:value="4.2663227307182298E-18" table:style-name="ce3">
            <text:p>4,26632E-18</text:p>
          </table:table-cell>
          <table:table-cell office:value-type="float" office:value="4.2663227307182298E-18" table:style-name="ce3">
            <text:p>4,26632E-18</text:p>
          </table:table-cell>
          <table:table-cell office:value-type="float" office:value="3.89655984509591E-18" table:style-name="ce3">
            <text:p>3,89656E-18</text:p>
          </table:table-cell>
          <table:table-cell office:value-type="float" office:value="4.2663227307182298E-18" table:style-name="ce3">
            <text:p>4,26632E-18</text:p>
          </table:table-cell>
          <table:table-cell office:value-type="float" office:value="4.2663227307182298E-18" table:style-name="ce3">
            <text:p>4,26632E-18</text:p>
          </table:table-cell>
          <table:table-cell office:value-type="float" office:value="2.3970689635707501E-3" table:style-name="ce3">
            <text:p>0,002397069</text:p>
          </table:table-cell>
          <table:table-cell office:value-type="float" office:value="-1" table:style-name="ce3">
            <text:p>-1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</table:table-row>
        <table:table-row table:style-name="ro1">
          <table:table-cell office:value-type="string" table:style-name="ce1">
            <text:p>p_values for normality_cal</text:p>
          </table:table-cell>
          <table:table-cell office:value-type="float" office:value="0.69430201793319402" table:style-name="ce1">
            <text:p>0,694302018</text:p>
          </table:table-cell>
          <table:table-cell office:value-type="float" office:value="9.8226282838128199E-4" table:style-name="ce1">
            <text:p>0,000982263</text:p>
          </table:table-cell>
          <table:table-cell office:value-type="float" office:value="0.29994914347927298" table:style-name="ce1">
            <text:p>0,299949143</text:p>
          </table:table-cell>
          <table:table-cell office:value-type="float" office:value="1.03628832919517E-5" table:style-name="ce1">
            <text:p>1,03629E-05</text:p>
          </table:table-cell>
          <table:table-cell office:value-type="float" office:value="0.83687981496217101" table:style-name="ce1">
            <text:p>0,836879815</text:p>
          </table:table-cell>
          <table:table-cell office:value-type="float" office:value="0.78497609440378802" table:style-name="ce1">
            <text:p>0,784976094</text:p>
          </table:table-cell>
          <table:table-cell office:value-type="float" office:value="5.7756325316835099E-3" table:style-name="ce1">
            <text:p>0,005775633</text:p>
          </table:table-cell>
          <table:table-cell office:value-type="float" office:value="0.68893945261743805" table:style-name="ce1">
            <text:p>0,688939453</text:p>
          </table:table-cell>
          <table:table-cell office:value-type="float" office:value="0.68893945261743605" table:style-name="ce1">
            <text:p>0,688939453</text:p>
          </table:table-cell>
          <table:table-cell office:value-type="float" office:value="0.26425387940883799" table:style-name="ce1">
            <text:p>0,264253879</text:p>
          </table:table-cell>
          <table:table-cell office:value-type="float" office:value="0.179587397601503" table:style-name="ce1">
            <text:p>0,179587398</text:p>
          </table:table-cell>
          <table:table-cell office:value-type="float" office:value="1.1709016053999999E-10" table:style-name="ce1">
            <text:p>1,1709E-10</text:p>
          </table:table-cell>
          <table:table-cell office:value-type="float" office:value="7.0700325609473402E-3" table:style-name="ce1">
            <text:p>0,007070033</text:p>
          </table:table-cell>
          <table:table-cell office:value-type="float" office:value="1.3627049461999999E-10" table:style-name="ce1">
            <text:p>1,3627E-10</text:p>
          </table:table-cell>
          <table:table-cell office:value-type="float" office:value="4.9402525329224497E-5" table:style-name="ce1">
            <text:p>4,94025E-05</text:p>
          </table:table-cell>
          <table:table-cell office:value-type="float" office:value="7.0905198891000004E-10" table:style-name="ce1">
            <text:p>7,09052E-10</text:p>
          </table:table-cell>
          <table:table-cell office:value-type="float" office:value="6.8801204641999996E-10" table:style-name="ce1">
            <text:p>6,88012E-10</text:p>
          </table:table-cell>
          <table:table-cell office:value-type="float" office:value="6.4401509235454693E-2" table:style-name="ce1">
            <text:p>0,064401509</text:p>
          </table:table-cell>
          <table:table-cell office:value-type="float" office:value="9.5364522399999994E-12" table:style-name="ce1">
            <text:p>9,53645E-12</text:p>
          </table:table-cell>
          <table:table-cell office:value-type="float" office:value="9.5364522399999994E-12" table:style-name="ce1">
            <text:p>9,53645E-12</text:p>
          </table:table-cell>
          <table:table-cell office:value-type="float" office:value="3.4841843750521599E-3" table:style-name="ce1">
            <text:p>0,003484184</text:p>
          </table:table-cell>
          <table:table-cell office:value-type="float" office:value="0.20108299432238499" table:style-name="ce1">
            <text:p>0,201082994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p_values for normality_uncal</text:p>
          </table:table-cell>
          <table:table-cell office:value-type="float" office:value="0.279330762276221" table:style-name="ce1">
            <text:p>0,279330762</text:p>
          </table:table-cell>
          <table:table-cell office:value-type="float" office:value="9.7307562125556706E-15" table:style-name="ce1">
            <text:p>9,73076E-15</text:p>
          </table:table-cell>
          <table:table-cell office:value-type="float" office:value="0.182686719293669" table:style-name="ce1">
            <text:p>0,182686719</text:p>
          </table:table-cell>
          <table:table-cell office:value-type="float" office:value="0.59081687898087698" table:style-name="ce1">
            <text:p>0,590816879</text:p>
          </table:table-cell>
          <table:table-cell office:value-type="float" office:value="0.13663340436907101" table:style-name="ce1">
            <text:p>0,136633404</text:p>
          </table:table-cell>
          <table:table-cell office:value-type="float" office:value="0.13522074771404399" table:style-name="ce1">
            <text:p>0,135220748</text:p>
          </table:table-cell>
          <table:table-cell office:value-type="float" office:value="2.74500543633662E-2" table:style-name="ce1">
            <text:p>0,027450054</text:p>
          </table:table-cell>
          <table:table-cell office:value-type="float" office:value="0.26155667732569499" table:style-name="ce1">
            <text:p>0,261556677</text:p>
          </table:table-cell>
          <table:table-cell office:value-type="float" office:value="0.26155667732569898" table:style-name="ce1">
            <text:p>0,261556677</text:p>
          </table:table-cell>
          <table:table-cell office:value-type="float" office:value="6.1457550726287599E-3" table:style-name="ce1">
            <text:p>0,006145755</text:p>
          </table:table-cell>
          <table:table-cell office:value-type="float" office:value="0.339424189410161" table:style-name="ce1">
            <text:p>0,339424189</text:p>
          </table:table-cell>
          <table:table-cell office:value-type="float" office:value="0.279330762276221" table:style-name="ce1">
            <text:p>0,279330762</text:p>
          </table:table-cell>
          <table:table-cell office:value-type="float" office:value="9.7307562125556706E-15" table:style-name="ce1">
            <text:p>9,73076E-15</text:p>
          </table:table-cell>
          <table:table-cell office:value-type="float" office:value="0.182686719293669" table:style-name="ce1">
            <text:p>0,182686719</text:p>
          </table:table-cell>
          <table:table-cell office:value-type="float" office:value="0.59081687898087698" table:style-name="ce1">
            <text:p>0,590816879</text:p>
          </table:table-cell>
          <table:table-cell office:value-type="float" office:value="0.13663340436907101" table:style-name="ce1">
            <text:p>0,136633404</text:p>
          </table:table-cell>
          <table:table-cell office:value-type="float" office:value="0.13522074771404399" table:style-name="ce1">
            <text:p>0,135220748</text:p>
          </table:table-cell>
          <table:table-cell office:value-type="float" office:value="2.74500543633662E-2" table:style-name="ce1">
            <text:p>0,027450054</text:p>
          </table:table-cell>
          <table:table-cell office:value-type="float" office:value="0.26155667732569499" table:style-name="ce1">
            <text:p>0,261556677</text:p>
          </table:table-cell>
          <table:table-cell office:value-type="float" office:value="0.26155667732569898" table:style-name="ce1">
            <text:p>0,261556677</text:p>
          </table:table-cell>
          <table:table-cell office:value-type="float" office:value="6.1457550726287599E-3" table:style-name="ce1">
            <text:p>0,006145755</text:p>
          </table:table-cell>
          <table:table-cell office:value-type="float" office:value="0.339424189410161" table:style-name="ce1">
            <text:p>0,339424189</text:p>
          </table:table-cell>
          <table:table-cell table:number-columns-repeated="16361"/>
        </table:table-row>
        <table:table-row table:number-rows-repeated="104857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rlito" svg:font-family="Carlito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f1" style:family="table-cell" style:data-style-name="N0">
      <style:table-cell-properties style:vertical-align="automatic" fo:background-color="#C6EFCE"/>
      <style:text-properties fo:color="#006100"/>
    </style:style>
    <style:style style:name="cf2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rlito" style:font-name-asian="Carlito" style:font-name-complex="Carlito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Xhulja Shahini</dc:creator>
    <dc:date>2025-09-09T12:15:40Z</dc:date>
    <meta:editing-cycles>1</meta:editing-cycles>
    <meta:editing-duration>PT0S</meta:editing-duration>
  </office:meta>
</office:document-meta>
</file>